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07234" officeooo:paragraph-rsid="00007234" style:font-weight-asian="bold" style:font-weight-complex="bold"/>
    </style:style>
    <style:style style:name="P2" style:family="paragraph" style:parent-style-name="Standard">
      <style:text-properties officeooo:rsid="00007234" officeooo:paragraph-rsid="00007234"/>
    </style:style>
    <style:style style:name="P3" style:family="paragraph" style:parent-style-name="Standard">
      <style:text-properties officeooo:paragraph-rsid="00007234"/>
    </style:style>
    <style:style style:name="T1" style:family="text">
      <style:text-properties officeooo:rsid="00007234"/>
    </style:style>
    <style:style style:name="T2" style:family="text">
      <style:text-properties officeooo:rsid="0004007e"/>
    </style:style>
    <style:style style:name="T3" style:family="text">
      <style:text-properties officeooo:rsid="0004e1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a.<text:tab/>Entero</text:span></text:p>
      <text:p text:style-name="P2">b.<text:tab/>Cola </text:p>
      <text:p text:style-name="P3"><text:span text:style-name="T1">c.<text:tab/>String</text:span></text:p>
      <text:p text:style-name="P3"><text:span text:style-name="T1">d.<text:tab/></text:span><text:span text:style-name="T2">Carácter</text:span></text:p>
      <text:p text:style-name="P3"><text:span text:style-name="T1">e.<text:tab/></text:span><text:span text:style-name="T2">Árbol</text:span></text:p>
      <text:p text:style-name="P3"><text:span text:style-name="T1">f.<text:tab/></text:span><text:span text:style-name="T3">Entero</text:span></text:p>
      <text:p text:style-name="P2">g.<text:tab/>Lógico</text:p>
      <text:p text:style-name="P3"><text:span text:style-name="T1">h.<text:tab/></text:span><text:span text:style-name="T3">Registro</text:span></text:p>
      <text:p text:style-name="P3"><text:span text:style-name="T1">i.<text:tab/></text:span><text:span text:style-name="T3">Pila</text:span></text:p>
      <text:p text:style-name="P2">j.<text:tab/>Grafo</text:p>
      <text:p text:style-name="P2">k.<text:tab/>array</text:p>
      <text:p text:style-name="P2">l.<text:tab/><text:span text:style-name="T3">String</text:span></text:p>
      <text:p text:style-name="P3"><text:span text:style-name="T1">m.<text:tab/></text:span><text:span text:style-name="T3">Registr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07234" officeooo:paragraph-rsid="00007234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 2<text:tab/>Base de Datos<text:tab/>1º DAM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16T11:13:15.102000000</dc:date>
    <meta:editing-duration>PT15M29S</meta:editing-duration>
    <meta:editing-cycles>2</meta:editing-cycles>
    <meta:document-statistic meta:table-count="0" meta:image-count="0" meta:object-count="0" meta:page-count="1" meta:paragraph-count="15" meta:word-count="34" meta:character-count="154" meta:non-whitespace-character-count="132"/>
  </office:meta>
</office:document-meta>
</file>